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a92f3" officeooo:paragraph-rsid="001a92f3"/>
    </style:style>
    <style:style style:name="P2" style:family="paragraph" style:parent-style-name="Standard">
      <style:paragraph-properties fo:text-align="start" style:justify-single-word="false"/>
      <style:text-properties officeooo:rsid="001df115" officeooo:paragraph-rsid="001df115"/>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a92f3" officeooo:paragraph-rsid="001a92f3"/>
    </style:style>
    <style:style style:name="P4" style:family="paragraph" style:parent-style-name="Standard">
      <style:paragraph-properties fo:text-align="start" style:justify-single-word="false" fo:break-before="page"/>
      <style:text-properties officeooo:rsid="001a92f3" officeooo:paragraph-rsid="001a92f3"/>
    </style:style>
    <style:style style:name="P5" style:family="paragraph" style:parent-style-name="Standard" style:list-style-name="List_20_1">
      <style:paragraph-properties fo:text-align="start" style:justify-single-word="false"/>
      <style:text-properties officeooo:rsid="001a92f3" officeooo:paragraph-rsid="001a92f3"/>
    </style:style>
    <style:style style:name="P6" style:family="paragraph" style:parent-style-name="Standard" style:list-style-name="List_20_1">
      <style:paragraph-properties fo:text-align="start" style:justify-single-word="false">
        <style:tab-stops>
          <style:tab-stop style:position="3.725cm"/>
        </style:tab-stops>
      </style:paragraph-properties>
      <style:text-properties officeooo:rsid="001a92f3" officeooo:paragraph-rsid="001a92f3"/>
    </style:style>
    <style:style style:name="P7" style:family="paragraph" style:parent-style-name="Standard" style:list-style-name="List_20_1">
      <style:paragraph-properties fo:text-align="start" style:justify-single-word="false"/>
      <style:text-properties officeooo:rsid="001c011d" officeooo:paragraph-rsid="001c011d"/>
    </style:style>
    <style:style style:name="P8" style:family="paragraph" style:parent-style-name="Standard" style:list-style-name="List_20_1">
      <style:paragraph-properties fo:text-align="start" style:justify-single-word="false"/>
      <style:text-properties fo:color="#999999" officeooo:rsid="001c011d" officeooo:paragraph-rsid="001c011d"/>
    </style:style>
    <style:style style:name="P9" style:family="paragraph" style:parent-style-name="Standard" style:list-style-name="List_20_1">
      <style:paragraph-properties fo:text-align="start" style:justify-single-word="false"/>
      <style:text-properties fo:color="#000000" officeooo:rsid="001c011d" officeooo:paragraph-rsid="001c011d"/>
    </style:style>
    <style:style style:name="P10" style:family="paragraph" style:parent-style-name="Standard">
      <style:paragraph-properties fo:text-align="start" style:justify-single-word="false"/>
      <style:text-properties officeooo:rsid="002150a3" officeooo:paragraph-rsid="002150a3"/>
    </style:style>
    <style:style style:name="P11" style:family="paragraph" style:parent-style-name="Standard">
      <style:paragraph-properties fo:text-align="start" style:justify-single-word="false"/>
      <style:text-properties fo:font-weight="bold" officeooo:rsid="002150a3" officeooo:paragraph-rsid="002150a3" style:font-weight-asian="bold" style:font-weight-complex="bold"/>
    </style:style>
    <style:style style:name="P12" style:family="paragraph" style:parent-style-name="Standard">
      <style:paragraph-properties fo:text-align="start" style:justify-single-word="false"/>
      <style:text-properties fo:font-weight="normal" officeooo:rsid="002150a3" officeooo:paragraph-rsid="002150a3"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2150a3" officeooo:paragraph-rsid="002150a3" style:font-weight-asian="normal" style:font-weight-complex="normal"/>
    </style:style>
    <style:style style:name="P14" style:family="paragraph" style:parent-style-name="Standard" style:list-style-name="L1">
      <style:paragraph-properties fo:text-align="start" style:justify-single-word="false"/>
      <style:text-properties fo:font-weight="normal" officeooo:rsid="0021dabf" officeooo:paragraph-rsid="0021dabf" style:font-weight-asian="normal" style:font-weight-complex="normal"/>
    </style:style>
    <style:style style:name="P15" style:family="paragraph" style:parent-style-name="Standard" style:list-style-name="L1">
      <style:paragraph-properties fo:text-align="start" style:justify-single-word="false"/>
      <style:text-properties fo:font-weight="normal" officeooo:rsid="00224ef8" officeooo:paragraph-rsid="00224ef8" style:font-weight-asian="normal" style:font-weight-complex="normal"/>
    </style:style>
    <style:style style:name="P16" style:family="paragraph" style:parent-style-name="Standard">
      <style:paragraph-properties fo:text-align="start" style:justify-single-word="false" fo:break-before="page"/>
      <style:text-properties fo:font-weight="bold" officeooo:rsid="002150a3" officeooo:paragraph-rsid="002150a3" style:font-weight-asian="bold" style:font-weight-complex="bold"/>
    </style:style>
    <style:style style:name="P17" style:family="paragraph">
      <loext:graphic-properties draw:fill="none" draw:fill-color="#ffffff"/>
    </style:style>
    <style:style style:name="T1" style:family="text">
      <style:text-properties officeooo:rsid="001a92f3"/>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ynchrony Stats in ROIs</text:p>
      <text:p text:style-name="P2">Mean synchrony calculated and extracted from each ROI and then compared across stimuli type/session/familiarity.</text:p>
      <text:p text:style-name="P1"/>
      <text:p text:style-name="P1">ROIs that differentiate between 4 stimuli <text:span text:style-name="T2">ignoring session</text:span></text:p>
      <text:list xml:id="list136340752" text:style-name="List_20_1">
        <text:list-item>
          <text:p text:style-name="P5">Frontal</text:p>
          <text:list>
            <text:list-item>
              <text:p text:style-name="P5">Inferior frontal gyrus – pars triangularis</text:p>
            </text:list-item>
            <text:list-item>
              <text:p text:style-name="P5">Frontal medial cortex</text:p>
            </text:list-item>
          </text:list>
        </text:list-item>
        <text:list-item>
          <text:p text:style-name="P5">Cingulate</text:p>
          <text:list>
            <text:list-item>
              <text:p text:style-name="P5">Anterior cingulate gyrus</text:p>
            </text:list-item>
          </text:list>
        </text:list-item>
        <text:list-item>
          <text:p text:style-name="P5">Auditory </text:p>
          <text:list>
            <text:list-item>
              <text:p text:style-name="P5">Heschel’s gyrus</text:p>
            </text:list-item>
            <text:list-item>
              <text:p text:style-name="P5">Anterior superior temporal gyrus</text:p>
            </text:list-item>
            <text:list-item>
              <text:p text:style-name="P5">Posterior superior temporal gyrus</text:p>
            </text:list-item>
            <text:list-item>
              <text:p text:style-name="P5"><draw:frame text:anchor-type="paragraph" draw:z-index="0" draw:name="Shape1" draw:style-name="gr1" draw:text-style-name="P17" svg:width="8.912cm" svg:height="6.818cm" svg:x="9.728cm" svg:y="0.279cm"><draw:text-box><text:p>Differentiation between stim types in session 1 means that these areas are sensitive to the stim type (presence of language). They (almost) all follow the pattern: S &gt; A &gt; W &gt; I</text:p><text:p/><text:p>The fact that the same areas do not differentiate the stim in the second session may have to do with familiarity with the stim reducing differences – in this comparison familiar and unfamiliar stim are grouped together. </text:p><text:p/><text:p>Not totally sure how to interpret the differences seen when session is ignored – looks similar to what is happening in Session 1, but not quite...</text:p></draw:text-box></draw:frame>Planum temporale</text:p>
            </text:list-item>
          </text:list>
        </text:list-item>
        <text:list-item>
          <text:p text:style-name="P7">Cerebellum</text:p>
          <text:list>
            <text:list-item>
              <text:p text:style-name="P8">7b_R</text:p>
            </text:list-item>
            <text:list-item>
              <text:p text:style-name="P9">Vermis_9</text:p>
            </text:list-item>
            <text:list-item>
              <text:p text:style-name="P9">Vermis_7</text:p>
              <text:p text:style-name="P9"/>
            </text:list-item>
          </text:list>
        </text:list-item>
      </text:list>
      <text:p text:style-name="P1">ROIs that differentiate between 4 stimuli in <text:span text:style-name="T2">Session 1</text:span></text:p>
      <text:list xml:id="list160231804862017" text:continue-numbering="true" text:style-name="List_20_1">
        <text:list-item>
          <text:p text:style-name="P5">Frontal</text:p>
          <text:list>
            <text:list-item>
              <text:p text:style-name="P5">Superior frontal gyrus</text:p>
            </text:list-item>
            <text:list-item>
              <text:p text:style-name="P5">Inferior frontal gyrus – pars triangularis</text:p>
            </text:list-item>
            <text:list-item>
              <text:p text:style-name="P5">Frontal operculum cortex</text:p>
            </text:list-item>
          </text:list>
        </text:list-item>
        <text:list-item>
          <text:p text:style-name="P5">Cingulate</text:p>
          <text:list>
            <text:list-item>
              <text:p text:style-name="P5">Paracingulate gyrus</text:p>
            </text:list-item>
            <text:list-item>
              <text:p text:style-name="P5">Anterior cingulate gyrus</text:p>
            </text:list-item>
          </text:list>
        </text:list-item>
        <text:list-item>
          <text:p text:style-name="P5">Auditory </text:p>
          <text:list>
            <text:list-item>
              <text:p text:style-name="P5">Heschel’s gyrus</text:p>
            </text:list-item>
            <text:list-item>
              <text:p text:style-name="P5">Anterior superior temporal gyrus</text:p>
            </text:list-item>
            <text:list-item>
              <text:p text:style-name="P5">Posterior superior temporal gyrus</text:p>
            </text:list-item>
            <text:list-item>
              <text:p text:style-name="P5">Planum temporale</text:p>
            </text:list-item>
          </text:list>
        </text:list-item>
        <text:list-item>
          <text:p text:style-name="P7">Cerebellum</text:p>
          <text:list>
            <text:list-item>
              <text:p text:style-name="P7">6_L</text:p>
            </text:list-item>
            <text:list-item>
              <text:p text:style-name="P9">Vermis_9</text:p>
            </text:list-item>
            <text:list-item>
              <text:p text:style-name="P9">Vermis_6</text:p>
            </text:list-item>
          </text:list>
        </text:list-item>
      </text:list>
      <text:p text:style-name="P1"/>
      <text:p text:style-name="P1">ROIs that differentiate between 4 stimuli in <text:span text:style-name="T2">Session 2</text:span></text:p>
      <text:list xml:id="list160231176681700" text:continue-numbering="true" text:style-name="List_20_1">
        <text:list-item>
          <text:p text:style-name="P5">Frontal </text:p>
          <text:list>
            <text:list-item>
              <text:p text:style-name="P5">Frontal medial cortex</text:p>
            </text:list-item>
          </text:list>
        </text:list-item>
        <text:list-item>
          <text:p text:style-name="P7">Cerebellum</text:p>
          <text:list>
            <text:list-item>
              <text:p text:style-name="P7">7b_R</text:p>
            </text:list-item>
          </text:list>
        </text:list-item>
      </text:list>
      <text:p text:style-name="P4">ROIs that differentiate between <text:span text:style-name="T2">familiar</text:span> stimuli</text:p>
      <text:list xml:id="list160230285571427" text:continue-numbering="true" text:style-name="List_20_1">
        <text:list-item>
          <text:p text:style-name="P5">Frontal</text:p>
          <text:list>
            <text:list-item>
              <text:p text:style-name="P5">Frontal operculum cortex (within session 1 and across both sessions)</text:p>
              <text:list>
                <text:list-item>
                  <text:p text:style-name="P5">S1 &gt; S2; W1 &lt; W2</text:p>
                </text:list-item>
              </text:list>
            </text:list-item>
          </text:list>
        </text:list-item>
        <text:list-item>
          <text:p text:style-name="P5">Auditory</text:p>
          <text:list>
            <text:list-item>
              <text:p text:style-name="P5">Heschel’s gyrus (within session 1 and across both sessions)</text:p>
              <text:list>
                <text:list-item>
                  <text:p text:style-name="P5">W1 &gt; W2</text:p>
                </text:list-item>
              </text:list>
            </text:list-item>
            <text:list-item>
              <text:p text:style-name="P5">Anterior superior temporal gyrus (within session 1 and across both sessions)</text:p>
              <text:list>
                <text:list-item>
                  <text:p text:style-name="P5">S1 &gt; S2; W1 &gt; W2</text:p>
                </text:list-item>
              </text:list>
            </text:list-item>
            <text:list-item>
              <text:p text:style-name="P5">Posterior superior temporal gyrus (within session 1 and across both sessions)</text:p>
              <text:list>
                <text:list-item>
                  <text:p text:style-name="P5">A1 &gt; A2; I1 &gt; I2; S1 &gt; S2; W1 &gt; W2</text:p>
                </text:list-item>
              </text:list>
            </text:list-item>
            <text:list-item>
              <text:p text:style-name="P5">Planum Polare (across both sessions)</text:p>
              <text:list>
                <text:list-item>
                  <text:p text:style-name="P5">I1 &gt; I2 </text:p>
                </text:list-item>
              </text:list>
            </text:list-item>
            <text:list-item>
              <text:p text:style-name="P5">Planum temporale (within session 1 and across both sessions)</text:p>
              <text:list>
                <text:list-item>
                  <text:p text:style-name="P5">I1 &gt; I2; S1 &gt; S2; W1 &gt; W2</text:p>
                </text:list-item>
              </text:list>
            </text:list-item>
          </text:list>
        </text:list-item>
        <text:list-item>
          <text:p text:style-name="P7">Cerebellum</text:p>
          <text:list>
            <text:list-item>
              <text:p text:style-name="P7">7b_R (within session 2)</text:p>
            </text:list-item>
            <text:list-item>
              <text:p text:style-name="P7">Vermis_4_5 (across both sessions)</text:p>
              <text:list>
                <text:list-item>
                  <text:p text:style-name="P7">I1 &lt; I2</text:p>
                </text:list-item>
              </text:list>
            </text:list-item>
          </text:list>
        </text:list-item>
      </text:list>
      <text:p text:style-name="P1"/>
      <text:p text:style-name="P1">ROIs that differentiate between <text:span text:style-name="T2">unfamiliar</text:span> stimuli</text:p>
      <text:list xml:id="list160230920830841" text:continue-numbering="true" text:style-name="List_20_1">
        <text:list-item>
          <text:p text:style-name="P5">Frontal</text:p>
          <text:list>
            <text:list-item>
              <text:p text:style-name="P5">Inferior frontal gyrus – pars triangularis (within session 1 and across both sessions)</text:p>
              <text:list>
                <text:list-item>
                  <text:p text:style-name="P5">I1 &lt; I2; W1 &gt; W2</text:p>
                </text:list-item>
              </text:list>
            </text:list-item>
            <text:list-item>
              <text:p text:style-name="P5">Frontal operculum cortex (within session 2)</text:p>
              <text:list>
                <text:list-item>
                  <text:p text:style-name="P5">I1 &lt; I2</text:p>
                </text:list-item>
              </text:list>
            </text:list-item>
          </text:list>
        </text:list-item>
        <text:list-item>
          <text:p text:style-name="P5">Auditory</text:p>
          <text:list>
            <text:list-item>
              <text:p text:style-name="P5">Heschel’s gyrus (across both sessions)</text:p>
              <text:list>
                <text:list-item>
                  <text:p text:style-name="P5">A1 &gt; A2</text:p>
                </text:list-item>
              </text:list>
            </text:list-item>
            <text:list-item>
              <text:p text:style-name="P6">Anterior superior temporal gyrus(within session 1 and across both sessions)</text:p>
              <text:list>
                <text:list-item>
                  <text:p text:style-name="P5">A1 &gt; A2 ; W1 &gt; W2</text:p>
                </text:list-item>
              </text:list>
            </text:list-item>
            <text:list-item>
              <text:p text:style-name="P5">Posterior superior temporal gyrus (within session 1 and across both sessions)</text:p>
              <text:list>
                <text:list-item>
                  <text:p text:style-name="P5">A1 &gt; A2; S1 &gt; S2; W1 &gt; W2</text:p>
                </text:list-item>
              </text:list>
            </text:list-item>
            <text:list-item>
              <text:p text:style-name="P5">Planum temporale (across both sessions)</text:p>
              <text:list>
                <text:list-item>
                  <text:p text:style-name="P5">A1 &gt; A2; W1 &gt; W2</text:p>
                </text:list-item>
              </text:list>
            </text:list-item>
          </text:list>
        </text:list-item>
        <text:list-item>
          <text:p text:style-name="P7">Cerebellum</text:p>
          <text:list>
            <text:list-item>
              <text:p text:style-name="P7"><draw:frame text:anchor-type="paragraph" draw:z-index="1" draw:name="Shape2" draw:style-name="gr2" draw:text-style-name="P17" svg:width="16.243cm" svg:height="2.657cm" svg:x="0.72cm" svg:y="1.235cm"><draw:text-box><text:p>Some areas differentiate between familiar stimuli with more synchrony in session 1 than in 2</text:p><text:p><text:line-break/>Would expect there to be no session differences in unfamiliar stimuli (as participants have only heard them once before when they come for session 2), but there are session differences with (almost exclusively) more synchrony seen in session 1 than in session 2. </text:p></draw:text-box></draw:frame>8_L <text:span text:style-name="T1">(within session 1 and across both sessions)</text:span></text:p>
            </text:list-item>
          </text:list>
        </text:list-item>
      </text:list>
      <text:p text:style-name="P16">Familiar – within Session 2 </text:p>
      <text:p text:style-name="P11">ANOVA in Session 2 – differentiating 4 stim types with familiar stim only</text:p>
      <text:p text:style-name="P10">Cerebellum – 7b_R F(3,72)=6.85, p=.008 (FDR)</text:p>
      <text:p text:style-name="P10"/>
      <text:p text:style-name="P11"/>
      <text:p text:style-name="P11">Unfamiliar – within session 2</text:p>
      <text:p text:style-name="P11">ANOVA in Session 2 – differentiating 4 stim types with unfamiliar stim only</text:p>
      <text:p text:style-name="P12">Frontal Operculum cortex F(3,72)=4.14, p=0.046 (FDR)</text:p>
      <text:p text:style-name="P12"/>
      <text:p text:style-name="P12">T-tests</text:p>
      <text:p text:style-name="P12">Session 2 Familiar vs Session 2 Unfamiliar</text:p>
      <text:list xml:id="list389710641" text:style-name="L1">
        <text:list-item>
          <text:p text:style-name="P15">NONE</text:p>
        </text:list-item>
      </text:list>
      <text:p text:style-name="P12"/>
      <text:p text:style-name="P12"/>
      <text:p text:style-name="P12">Session 2 Familiar vs Session 1 ‘Familiar’</text:p>
      <text:list xml:id="list160230717623665" text:continue-numbering="true" text:style-name="L1">
        <text:list-item>
          <text:p text:style-name="P13">Frontal </text:p>
          <text:list>
            <text:list-item>
              <text:p text:style-name="P13">IFG – S1 &gt; S2</text:p>
            </text:list-item>
            <text:list-item>
              <text:p text:style-name="P13">Frontal Operculum – S1 &gt; S2; W1 &lt; W2</text:p>
            </text:list-item>
          </text:list>
        </text:list-item>
        <text:list-item>
          <text:p text:style-name="P13">Auditory</text:p>
          <text:list>
            <text:list-item>
              <text:p text:style-name="P13">Heschel’s gyrus – W1 &gt; W2</text:p>
            </text:list-item>
            <text:list-item>
              <text:p text:style-name="P14">Superior Temporal Gyrus – S1 &gt; S2; W1 &gt; W2</text:p>
            </text:list-item>
            <text:list-item>
              <text:p text:style-name="P14">Planum polare – I1 &gt; I2</text:p>
            </text:list-item>
            <text:list-item>
              <text:p text:style-name="P14">Planum temporale – I1 &gt; I2; S1 &gt; S2; W1 &gt; W2</text:p>
            </text:list-item>
            <text:list-item>
              <text:p text:style-name="P14">STG, posterior – A1 &gt; A2; I1 &gt; I2; S1 &gt; S2; W1 &gt; W2</text:p>
            </text:list-item>
          </text:list>
        </text:list-item>
        <text:list-item>
          <text:p text:style-name="P14">Cerebellum</text:p>
          <text:list>
            <text:list-item>
              <text:p text:style-name="P14">Vermis_9 – A1 &lt; A2</text:p>
            </text:list-item>
            <text:list-item>
              <text:p text:style-name="P14">Vermis_6 – I1 &lt; I2</text:p>
            </text:list-item>
            <text:list-item>
              <text:p text:style-name="P14">Vermis_4_5 – I1 &lt; I2</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5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9-04-04T09:16:49.501509869</meta:creation-date>
    <dc:date>2019-04-09T16:02:29.633000000</dc:date>
    <meta:editing-duration>PT2H13M37S</meta:editing-duration>
    <meta:editing-cycles>7</meta:editing-cycles>
    <meta:generator>LibreOffice/6.1.2.1$Windows_X86_64 LibreOffice_project/65905a128db06ba48db947242809d14d3f9a93fe</meta:generator>
    <meta:print-date>2019-04-09T16:00:26.214000000</meta:print-date>
    <meta:document-statistic meta:table-count="0" meta:image-count="0" meta:object-count="0" meta:page-count="3" meta:paragraph-count="99" meta:word-count="542" meta:character-count="2844" meta:non-whitespace-character-count="2459"/>
  </office:meta>
</office:document-meta>
</file>